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2pt" fo:language="en" fo:country="US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6.1.1.2$Linux_X86_64 LibreOffice_project/10$Build-2</meta:generator>
    <meta:editing-duration>PT1M24S</meta:editing-duration>
    <meta:editing-cycles>4</meta:editing-cycles>
    <dc:date>2018-09-16T19:17:44.943318784</dc:date>
    <dc:creator>Dave Conroy</dc:creator>
    <meta:document-statistic meta:table-count="0" meta:image-count="0" meta:object-count="0" meta:page-count="1" meta:paragraph-count="0" meta:word-count="0" meta:character-count="0" meta:non-whitespace-character-count="0"/>
    <meta:user-defined meta:name="Company">SelfDesign Learning Foundation</meta:user-defined>
  </office:meta>
</office:document-meta>
</file>